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eca7" officeooo:paragraph-rsid="001ceca7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ing Relational databases</text:p>
      <text:p text:style-name="P1"/>
      <text:p text:style-name="P1">1) Which field of the Customers table is the Primary Key?</text:p>
      <text:p text:style-name="P1">Ans : CNUM</text:p>
      <text:p text:style-name="P1"/>
      <text:p text:style-name="P1">2) What is the 4<text:span text:style-name="T1">th</text:span> Column of the Customers table?</text:p>
      <text:p text:style-name="P1">Ans: RATING</text:p>
      <text:p text:style-name="P1"/>
      <text:p text:style-name="P1">3) What is another word for row?for column?</text:p>
      <text:p text:style-name="P1">Ans: Row/Tuple/Entity <text:s/>, Column/Attribute</text:p>
      <text:p text:style-name="P1"/>
      <text:p text:style-name="P1">4) Why isn’t it possible to see the first five rows of the table?</text:p>
      <text:p text:style-name="P1">Ans: Because row get stored randomely on harddisk whereever space is available , in order to maximise entry ra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37:39.230540944</meta:creation-date>
    <dc:date>2023-09-11T20:52:03.772304359</dc:date>
    <meta:editing-duration>PT4M14S</meta:editing-duration>
    <meta:editing-cycles>1</meta:editing-cycles>
    <meta:document-statistic meta:table-count="0" meta:image-count="0" meta:object-count="0" meta:page-count="3" meta:paragraph-count="9" meta:word-count="74" meta:character-count="421" meta:non-whitespace-character-count="355"/>
    <meta:generator>LibreOffice/7.3.5.2$Linux_X86_64 LibreOffice_project/30$Build-2</meta:generator>
  </office:meta>
</office:document-meta>
</file>